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213e0c" style:font-size-asian="80pt" style:font-weight-asian="bold" style:font-size-complex="80pt" style:font-weight-complex="bold"/>
    </style:style>
    <style:style style:name="P3" style:family="paragraph" style:parent-style-name="Standard">
      <style:text-properties fo:font-size="80pt" fo:font-weight="bold" officeooo:rsid="00252c72" officeooo:paragraph-rsid="00252c72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  <style:style style:name="T3" style:family="text">
      <style:text-properties officeooo:rsid="001c4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3">4.2.4</text:span></text:p>
      <text:p text:style-name="P3">Participación en Congres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11:56.457280252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4" meta:character-count="31" meta:non-whitespace-character-count="29"/>
  </office:meta>
</office:document-meta>
</file>